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RRepository.setCredentials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AbstractJCRRepository( Repository repository , Credentials credentials , String workspace , String path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CRRepository.AbstractJCRRepository( Repository repository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CRRepository.AbstractJCRRepository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CRRepository.toSafeNam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CRRepository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query( Session session , final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CRRepository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CRRepository.setWorkspace(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setRepository( 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RRepository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